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bc98" style:font-weight-asian="bold" style:font-weight-complex="bold"/>
    </style:style>
    <style:style style:name="P2" style:family="paragraph" style:parent-style-name="Standard">
      <style:text-properties fo:font-weight="bold" officeooo:rsid="00061dad" officeooo:paragraph-rsid="00061dad" style:font-weight-asian="bold" style:font-weight-complex="bold"/>
    </style:style>
    <style:style style:name="P3" style:family="paragraph" style:parent-style-name="Standard">
      <style:text-properties fo:font-weight="normal" officeooo:rsid="0004bc98" officeooo:paragraph-rsid="0004bc98" style:font-weight-asian="normal" style:font-weight-complex="normal"/>
    </style:style>
    <style:style style:name="P4" style:family="paragraph" style:parent-style-name="Standard">
      <style:text-properties fo:font-weight="normal" officeooo:rsid="0004bc98" officeooo:paragraph-rsid="00061dad" style:font-weight-asian="normal" style:font-weight-complex="normal"/>
    </style:style>
    <style:style style:name="P5" style:family="paragraph" style:parent-style-name="Standard">
      <style:text-properties fo:font-weight="normal" officeooo:rsid="00061dad" officeooo:paragraph-rsid="00061dad" style:font-weight-asian="normal" style:font-weight-complex="normal"/>
    </style:style>
    <style:style style:name="T1" style:family="text">
      <style:text-properties officeooo:rsid="0005f632"/>
    </style:style>
    <style:style style:name="T2" style:family="text">
      <style:text-properties officeooo:rsid="00061da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<text:span text:style-name="T1">O</text:span>N TESTEO USABILIDAD </text:p>
      <text:p text:style-name="P5">Hola, mi nombre es Loreto y soy parte del equipo de desarrollo de la aplicación Vantruar,</text:p>
      <text:p text:style-name="P4"><text:span text:style-name="T2">un servicio de</text:span> comunicación entre amantes. </text:p>
      <text:p text:style-name="P5">El siguiente es un prototipo que permite una interacción básica con la aplicación. </text:p>
      <text:p text:style-name="P5"/>
      <text:p text:style-name="P4"><text:span text:style-name="T2">(</text:span>El Usuario 1 ingresa y luego recibe un código único que permite al Usuario 2 ingresar al mensaje que el Usuario 1 desea enviar y que está cifrado.<text:span text:style-name="T2">)</text:span></text:p>
      <text:p text:style-name="P3"/>
      <text:p text:style-name="P3">Ahora te pedimos que ingreses a la aplicación utilizando cualquier usuario. Verbaliza cualquier pensamiento que tengas y realiza comentarios mientras utilices la aplicación. La información que nos des será utilizada exclusivamente por el equipo de testeo <text:span text:style-name="T2">y desarrollo</text:span>.</text:p>
      <text:p text:style-name="P3"/>
      <text:p text:style-name="P3">Si tienes alguna duda, puedes preguntar en cualquier momento.</text:p>
      <text:p text:style-name="P3"/>
      <text:p text:style-name="P3">–</text:p>
      <text:p text:style-name="P2">Preguntas:</text:p>
      <text:p text:style-name="P2"><text:span text:style-name="T3"/></text:p>
      <text:p text:style-name="P2"><text:span text:style-name="T3">- ¿Comprendiste cómo se usaba la aplicación y su función?</text:span></text:p>
      <text:p text:style-name="P2"><text:span text:style-name="T3">- ¿Te pareció intuitiva la aplicación?</text:span></text:p>
      <text:p text:style-name="P2"><text:span text:style-name="T3">- ¿Qué mejoras sugeriría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08:16:49.553678657</meta:creation-date>
    <dc:date>2020-04-01T12:38:35.628473575</dc:date>
    <meta:editing-duration>PT1H10M12S</meta:editing-duration>
    <meta:editing-cycles>1</meta:editing-cycles>
    <meta:document-statistic meta:table-count="0" meta:image-count="0" meta:object-count="0" meta:page-count="1" meta:paragraph-count="12" meta:word-count="134" meta:character-count="848" meta:non-whitespace-character-count="722"/>
    <meta:generator>LibreOffice/6.1.6.3$Linux_X86_64 LibreOffice_project/10$Build-3</meta:generator>
  </office:meta>
</office:document-meta>
</file>